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7f9" officeooo:paragraph-rsid="0004720c"/>
    </style:style>
    <style:style style:name="P2" style:family="paragraph" style:parent-style-name="Standard">
      <style:text-properties officeooo:rsid="0002afdc" officeooo:paragraph-rsid="0002afdc"/>
    </style:style>
    <style:style style:name="T1" style:family="text">
      <style:text-properties officeooo:rsid="0004720c"/>
    </style:style>
    <style:style style:name="T2" style:family="text">
      <style:text-properties officeooo:rsid="0004ffa4"/>
    </style:style>
    <style:style style:name="T3" style:family="text">
      <style:text-properties officeooo:rsid="0006d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Assignment 2: Estimate the melting point of Cerrolodium using calibrated measurements from a new sensor.</text:p>
      <text:p text:style-name="P2"># Seth <text:span text:style-name="T3">Ahr</text:span>enbach</text:p>
      <text:p text:style-name="P2"/>
      <text:p text:style-name="P2">fm = fopen("A2-MeasurementData.bin");</text:p>
      <text:p text:style-name="P2">fc = fopen("A2-CalibrationData.bin");</text:p>
      <text:p text:style-name="P2"/>
      <text:p text:style-name="P2">measurements = fread(fm, Inf, "float");</text:p>
      <text:p text:style-name="P2">calibrations = fread(fc, Inf, "float");</text:p>
      <text:p text:style-name="P2"/>
      <text:p text:style-name="P2">meanc = mean(calibrations);</text:p>
      <text:p text:style-name="P2">printf("calibrations mean: %f\n", meanc);</text:p>
      <text:p text:style-name="P2"/>
      <text:p text:style-name="P2">bias = <text:s/>meanc -(31.006277);</text:p>
      <text:p text:style-name="P2">printf( "bias = %f\n", bias);</text:p>
      <text:p text:style-name="P2"/>
      <text:p text:style-name="P2">for i = 1:length(calibrations)</text:p>
      <text:p text:style-name="P2"><text:s text:c="4"/>newcals(i) = calibrations(i) - bias;</text:p>
      <text:p text:style-name="P2">end</text:p>
      <text:p text:style-name="P2"/>
      <text:p text:style-name="P2">stddev = std(newcals);</text:p>
      <text:p text:style-name="P2">printf("stddev: %f\n", stddev);</text:p>
      <text:p text:style-name="P2"/>
      <text:p text:style-name="P2">estmeasure = mean(measurements) - bias;</text:p>
      <text:p text:style-name="P2">printf("estimated melting point: %f Celsius\n", estmeasure);</text:p>
      <text:p text:style-name="P2"/>
      <text:p text:style-name="P2">fclose("A2-MeasurementData.bin");</text:p>
      <text:p text:style-name="P2">fclose("A2-CalibrationData.bin");</text:p>
      <text:p text:style-name="P2"/>
      <text:p text:style-name="P2">###### RESULTS #####################</text:p>
      <text:p text:style-name="P2"># bias <text:s text:c="25"/>= -0.235710</text:p>
      <text:p text:style-name="P2"># melting point <text:s text:c="10"/>= 20.085607 degrees Celcius</text:p>
      <text:p text:style-name="P2"># standard deviation <text:s text:c="2"/>= 0.062831</text:p>
      <text:p text:style-name="P1"><text:span text:style-name="T1"># Estimate <text:s text:c="17"/>= (20.0</text:span><text:span text:style-name="T2">8</text:span><text:span text:style-name="T1">5607, 0.06283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5:43:45.88</meta:creation-date>
    <dc:date>2017-04-21T11:21:52.25</dc:date>
    <meta:editing-duration>P2DT21H4M57S</meta:editing-duration>
    <meta:editing-cycles>6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24" meta:word-count="104" meta:character-count="905" meta:non-whitespace-character-count="766"/>
  </office:meta>
</office:document-meta>
</file>